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N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Shaylynn Peters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14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Natalie Funk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Cassidy Wurtz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3" table:style-name="ce26"/>
          <table:table-cell table:style-name="ce26" office:value-type="string">
            <text:p>e</text:p>
          </table:table-cell>
          <table:table-cell table:number-columns-repeated="7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Jalyna Neudorf</text:p>
          </table:table-cell>
          <table:covered-table-cell table:style-name="ce19" table:content-validation-name="val2"/>
          <table:table-cell table:number-columns-repeated="13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30">
            <text:p>3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50">
            <text:p>50</text:p>
          </table:table-cell>
          <table:table-cell table:style-name="ce20" table:formula="of:=[Calculations.S7]" office:value-type="float" office:value="80">
            <text:p>8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na Hein 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number-columns-repeated="2"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b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Nitasha Gibso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Jeff SAados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e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 office:value-type="float" office:value="90">
            <text:p>9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110">
            <text:p>11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100">
            <text:p>10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Erindale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acob Heppner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e</text:p>
          </table:table-cell>
          <table:table-cell table:number-columns-repeated="6" table:style-name="ce28"/>
          <table:table-cell table:style-name="ce41" office:value-type="string">
            <text:p>e</text:p>
          </table:table-cell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Willem Hettinga</text:p>
          </table:table-cell>
          <table:covered-table-cell table:style-name="ce22" table:content-validation-name="val4"/>
          <table:table-cell table:number-columns-repeated="8" table:style-name="ce28"/>
          <table:table-cell table:number-columns-repeated="3"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Hudson Willem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40">
            <text:p>40</text:p>
          </table:table-cell>
          <table:table-cell table:style-name="ce20" table:formula="of:=[Calculations.N109]" office:value-type="float" office:value="60">
            <text:p>60</text:p>
          </table:table-cell>
          <table:table-cell table:style-name="ce20" table:formula="of:=[Calculations.O109]" office:value-type="float" office:value="90">
            <text:p>9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80">
            <text:p>80</text:p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70">
            <text:p>7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1" table:style-name="ce29"/>
          <table:table-cell table:number-columns-repeated="2" table:style-name="ce29" office:value-type="string">
            <text:p>x</text:p>
          </table:table-cell>
          <table:table-cell table:number-columns-repeated="2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826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N">
            <text:p>Quiz AN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1">
            <text:p>Rosthern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80">
            <text:p>80</text:p>
          </table:table-cell>
          <table:table-cell table:style-name="ce58" table:formula="of:=[Calculations.AE16]" office:value-type="float" office:value="8">
            <text:p>8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Outlook 1">
            <text:p>Outlook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00">
            <text:p>100</text:p>
          </table:table-cell>
          <table:table-cell table:style-name="ce58" table:formula="of:=[Calculations.AE17]" office:value-type="float" office:value="12">
            <text:p>12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Erindale 1">
            <text:p>Erindale 1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70">
            <text:p>70</text:p>
          </table:table-cell>
          <table:table-cell table:style-name="ce58" table:formula="of:=[Calculations.AE18]" office:value-type="float" office:value="6">
            <text:p>6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1">
            <text:p>Rosther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Shaylynn Peters">
            <text:p>Shaylynn Peters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 office:value-type="string" office:string-value="c">
            <text:p>c</text:p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Natalie Funk">
            <text:p>Natalie Funk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Cassidy Wurtz">
            <text:p>Cassidy Wurtz</text:p>
          </table:table-cell>
          <table:table-cell table:formula="of:=[Calculations.B4]" office:value-type="float" office:value="10">
            <text:p>10</text:p>
          </table:table-cell>
          <table:table-cell table:style-name="ce60" table:formula="of:=[Calculations.C4]" office:value-type="float" office:value="2">
            <text:p>2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 office:value-type="string" office:string-value="e">
            <text:p>e</text:p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e">
            <text:p>e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 office:value-type="string" office:string-value="c">
            <text:p>c</text:p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Jalyna Neudorf">
            <text:p>Jalyna Neudorf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 office:value-type="string" office:string-value="c">
            <text:p>c</text:p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30">
            <text:p>3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50">
            <text:p>50</text:p>
          </table:table-cell>
          <table:table-cell table:style-name="ce65" table:formula="of:=[Calculations.S7]" office:value-type="float" office:value="80">
            <text:p>8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Outlook 1">
            <text:p>Outlook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na Hein ">
            <text:p>Ana Hein </text:p>
          </table:table-cell>
          <table:table-cell table:formula="of:=[Calculations.B53]" office:value-type="float" office:value="70">
            <text:p>7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 office:value-type="string" office:string-value="c">
            <text:p>c</text:p>
          </table:table-cell>
          <table:table-cell table:style-name="ce66" table:formula="of:=[Calculations.G53]">
            <text:p/>
          </table:table-cell>
          <table:table-cell table:style-name="ce66" table:formula="of:=[Calculations.H53]" office:value-type="string" office:string-value="c">
            <text:p>c</text:p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 office:value-type="string" office:string-value="b">
            <text:p>b</text:p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Nitasha Gibson">
            <text:p>Nitasha Gibso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Jeff SAados">
            <text:p>Jeff SAados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1">
            <text:p>1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 office:value-type="string" office:string-value="e">
            <text:p>e</text:p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 office:value-type="float" office:value="90">
            <text:p>9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110">
            <text:p>11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100">
            <text:p>10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Erindale 1">
            <text:p>Erindale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70">
            <text:p>7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acob Heppner">
            <text:p>Jacob Heppner</text:p>
          </table:table-cell>
          <table:table-cell table:formula="of:=[Calculations.B104]" office:value-type="float" office:value="-20">
            <text:p>-20</text:p>
          </table:table-cell>
          <table:table-cell table:style-name="ce60" table:formula="of:=[Calculations.C104]" office:value-type="float" office:value="3">
            <text:p>3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e">
            <text:p>e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 office:value-type="string" office:string-value="e">
            <text:p>e</text:p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e">
            <text:p>e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Willem Hettinga">
            <text:p>Willem Hettinga</text:p>
          </table:table-cell>
          <table:table-cell table:formula="of:=[Calculations.B105]" office:value-type="float" office:value="70">
            <text:p>7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c">
            <text:p>c</text:p>
          </table:table-cell>
          <table:table-cell table:style-name="ce67" table:formula="of:=[Calculations.N105]" office:value-type="string" office:string-value="c">
            <text:p>c</text:p>
          </table:table-cell>
          <table:table-cell table:style-name="ce67" table:formula="of:=[Calculations.O105]" office:value-type="string" office:string-value="c">
            <text:p>c</text:p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Hudson Willems">
            <text:p>Hudson Willems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40">
            <text:p>40</text:p>
          </table:table-cell>
          <table:table-cell table:style-name="ce65" table:formula="of:=[Calculations.N109]" office:value-type="float" office:value="60">
            <text:p>60</text:p>
          </table:table-cell>
          <table:table-cell table:style-name="ce65" table:formula="of:=[Calculations.O109]" office:value-type="float" office:value="90">
            <text:p>9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80">
            <text:p>80</text:p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70">
            <text:p>7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1">
            <text:p>Rosthern 1</text:p>
          </table:table-cell>
          <table:table-cell table:style-name="ce9" table:formula="of:=CONCATENATE([$Quiz.$C$3];[$Quiz.$D$3])" office:value-type="string" office:string-value="AN">
            <text:p>AN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80">
            <text:p>80</text:p>
          </table:table-cell>
          <table:table-cell table:style-name="ce24" table:formula="of:=[Calculations.AE16]" office:value-type="float" office:value="8">
            <text:p>8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Outlook 1">
            <text:p>Outlook 1</text:p>
          </table:table-cell>
          <table:table-cell table:style-name="ce9" table:formula="of:=CONCATENATE([$Quiz.$C$3];[$Quiz.$D$3])" office:value-type="string" office:string-value="AN">
            <text:p>AN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00">
            <text:p>100</text:p>
          </table:table-cell>
          <table:table-cell table:style-name="ce24" table:formula="of:=[Calculations.AE17]" office:value-type="float" office:value="12">
            <text:p>12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Erindale 1">
            <text:p>Erindale 1</text:p>
          </table:table-cell>
          <table:table-cell table:style-name="ce9" table:formula="of:=CONCATENATE([$Quiz.$C$3];[$Quiz.$D$3])" office:value-type="string" office:string-value="AN">
            <text:p>AN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70">
            <text:p>70</text:p>
          </table:table-cell>
          <table:table-cell table:style-name="ce24" table:formula="of:=[Calculations.AE18]" office:value-type="float" office:value="6">
            <text:p>6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Shaylynn Peters">
            <text:p>Shaylynn Peters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Natalie Funk">
            <text:p>Natalie Funk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Cassidy Wurtz">
            <text:p>Cassidy Wurtz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4]" office:value-type="float" office:value="10">
            <text:p>10</text:p>
          </table:table-cell>
          <table:table-cell table:style-name="ce24" table:formula="of:=[Calculations.C4]" office:value-type="float" office:value="2">
            <text:p>2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Jalyna Neudorf">
            <text:p>Jalyna Neudorf</text:p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1">
            <text:p>Rosthern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na Hein ">
            <text:p>Ana Hein 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53]" office:value-type="float" office:value="70">
            <text:p>7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Nitasha Gibson">
            <text:p>Nitasha Gibson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eff SAados">
            <text:p>Jeff SAados</text:p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Outlook 1">
            <text:p>Outlook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cob Heppner">
            <text:p>Jacob Heppner</text:p>
          </table:table-cell>
          <table:table-cell table:style-name="ce24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104]" office:value-type="float" office:value="-20">
            <text:p>-20</text:p>
          </table:table-cell>
          <table:table-cell table:style-name="ce24" table:formula="of:=[Calculations.C104]" office:value-type="float" office:value="3">
            <text:p>3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Willem Hettinga">
            <text:p>Willem Hettinga</text:p>
          </table:table-cell>
          <table:table-cell table:style-name="ce24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105]" office:value-type="float" office:value="70">
            <text:p>7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Hudson Willems">
            <text:p>Hudson Willems</text:p>
          </table:table-cell>
          <table:table-cell table:style-name="ce24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Erindale 1">
            <text:p>Erindale 1</text:p>
          </table:table-cell>
          <table:table-cell table:formula="of:=CONCATENATE([$Quiz.$C$3];[$Quiz.$D$3])" office:value-type="string" office:string-value="AN">
            <text:p>AN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1">
            <text:p>Rosther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Shaylynn Peters">
            <text:p>Shaylynn Peters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 office:value-type="string" office:string-value="c">
            <text:p>c</text:p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Natalie Funk">
            <text:p>Natalie Funk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Cassidy Wurtz">
            <text:p>Cassidy Wurtz</text:p>
          </table:table-cell>
          <table:table-cell table:style-name="ce77" table:formula="of:=[.S12]*20+[.Z12]+[.Z24]+[.Z34]" office:value-type="float" office:value="10">
            <text:p>10</text:p>
          </table:table-cell>
          <table:table-cell table:style-name="ce77" table:formula="of:=[.S24]" office:value-type="float" office:value="2">
            <text:p>2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 office:value-type="string" office:string-value="e">
            <text:p>e</text:p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e">
            <text:p>e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 office:value-type="string" office:string-value="c">
            <text:p>c</text:p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1">
            <text:p>Rosthern 1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9">
            <text:p>9</text:p>
          </table:table-cell>
          <table:table-cell table:style-name="ce78" table:formula="of:=VLOOKUP([.AH$3];TeamPoints;2)+MAX(([.$AC4]-VLOOKUP([.AH$3];TeamPoints;3))/10;0)" office:value-type="float" office:value="8">
            <text:p>8</text:p>
          </table:table-cell>
          <table:table-cell table:style-name="ce78" table:formula="of:=VLOOKUP([.AI$3];TeamPoints;2)+MAX(([.$AC4]-VLOOKUP([.AI$3];TeamPoints;3))/10;0)" office:value-type="float" office:value="8">
            <text:p>8</text:p>
          </table:table-cell>
          <table:table-cell table:style-name="ce78" table:formula="of:=VLOOKUP([.AJ$3];TeamPoints;2)+MAX(([.$AC4]-VLOOKUP([.AJ$3];TeamPoints;3))/10;0)" office:value-type="float" office:value="8">
            <text:p>8</text:p>
          </table:table-cell>
          <table:table-cell table:style-name="ce78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Jalyna Neudorf">
            <text:p>Jalyna Neudorf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 office:value-type="string" office:string-value="c">
            <text:p>c</text:p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Outlook 1">
            <text:p>Outlook 1</text:p>
          </table:table-cell>
          <table:table-cell table:style-name="ce77" table:formula="of:=[.$S$93]" office:value-type="float" office:value="100">
            <text:p>10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2">
            <text:p>12</text:p>
          </table:table-cell>
          <table:table-cell table:style-name="ce78" table:formula="of:=VLOOKUP([.AG$3];TeamPoints;2)+MAX(([.$AC5]-VLOOKUP([.AG$3];TeamPoints;3))/10;0)" office:value-type="float" office:value="11">
            <text:p>11</text:p>
          </table:table-cell>
          <table:table-cell table:style-name="ce78" table:formula="of:=VLOOKUP([.AH$3];TeamPoints;2)+MAX(([.$AC5]-VLOOKUP([.AH$3];TeamPoints;3))/10;0)" office:value-type="float" office:value="10">
            <text:p>10</text:p>
          </table:table-cell>
          <table:table-cell table:style-name="ce78" table:formula="of:=VLOOKUP([.AI$3];TeamPoints;2)+MAX(([.$AC5]-VLOOKUP([.AI$3];TeamPoints;3))/10;0)" office:value-type="float" office:value="10">
            <text:p>10</text:p>
          </table:table-cell>
          <table:table-cell table:style-name="ce78" table:formula="of:=VLOOKUP([.AJ$3];TeamPoints;2)+MAX(([.$AC5]-VLOOKUP([.AJ$3];TeamPoints;3))/10;0)" office:value-type="float" office:value="10">
            <text:p>10</text:p>
          </table:table-cell>
          <table:table-cell table:style-name="ce78" table:formula="of:=VLOOKUP([.AK$3];TeamPoints;2)+MAX(([.$AC5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Erindale 1">
            <text:p>Erindale 1</text:p>
          </table:table-cell>
          <table:table-cell table:style-name="ce77" table:formula="of:=[.$S$144]" office:value-type="float" office:value="70">
            <text:p>7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8">
            <text:p>8</text:p>
          </table:table-cell>
          <table:table-cell table:style-name="ce78" table:formula="of:=VLOOKUP([.AH$3];TeamPoints;2)+MAX(([.$AC6]-VLOOKUP([.AH$3];TeamPoints;3))/10;0)" office:value-type="float" office:value="7">
            <text:p>7</text:p>
          </table:table-cell>
          <table:table-cell table:style-name="ce78" table:formula="of:=VLOOKUP([.AI$3];TeamPoints;2)+MAX(([.$AC6]-VLOOKUP([.AI$3];TeamPoints;3))/10;0)" office:value-type="float" office:value="7">
            <text:p>7</text:p>
          </table:table-cell>
          <table:table-cell table:style-name="ce78" table:formula="of:=VLOOKUP([.AJ$3];TeamPoints;2)+MAX(([.$AC6]-VLOOKUP([.AJ$3];TeamPoints;3))/10;0)" office:value-type="float" office:value="7">
            <text:p>7</text:p>
          </table:table-cell>
          <table:table-cell table:style-name="ce78" table:formula="of:=VLOOKUP([.AK$3];TeamPoints;2)+MAX(([.$AC6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30">
            <text:p>3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50">
            <text:p>50</text:p>
          </table:table-cell>
          <table:table-cell table:style-name="ce78" table:formula="of:=IF([.S41]=0;&quot;&quot;;[.S42])" office:value-type="float" office:value="80">
            <text:p>8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1">
            <text:p>1</text:p>
          </table:table-cell>
          <table:table-cell table:formula="of:=IF(LOWER([.F2])=&quot;c&quot;;[.E10]+1;[.E10])" office:value-type="float" office:value="1">
            <text:p>1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1">
            <text:p>Rosthern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Outlook 1">
            <text:p>Outlook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Erindale 1">
            <text:p>Erindale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Rosthern 1">
            <text:p>Rosthern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HLOOKUP([.AC16];TotalPoints;2)" office:value-type="float" office:value="8">
            <text:p>8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Outlook 1">
            <text:p>Outlook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00">
            <text:p>100</text:p>
          </table:table-cell>
          <table:table-cell table:style-name="ce77" table:formula="of:=HLOOKUP([.AC17];TotalPoints;3)" office:value-type="float" office:value="12">
            <text:p>12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Erindale 1">
            <text:p>Erindale 1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70">
            <text:p>70</text:p>
          </table:table-cell>
          <table:table-cell table:style-name="ce77" table:formula="of:=HLOOKUP([.AC18];TotalPoints;4)" office:value-type="float" office:value="6">
            <text:p>6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10">
            <text:p>1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1">
            <text:p>1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2">
            <text:p>2</text:p>
          </table:table-cell>
          <table:table-cell table:formula="of:=IF(LOWER([.L4])=&quot;e&quot;;[.K24]+1;[.K24])" office:value-type="float" office:value="2">
            <text:p>2</text:p>
          </table:table-cell>
          <table:table-cell table:formula="of:=IF(LOWER([.M4])=&quot;e&quot;;[.L24]+1;[.L24])" office:value-type="float" office:value="2">
            <text:p>2</text:p>
          </table:table-cell>
          <table:table-cell table:formula="of:=IF(LOWER([.N4])=&quot;e&quot;;[.M24]+1;[.M24])" office:value-type="float" office:value="2">
            <text:p>2</text:p>
          </table:table-cell>
          <table:table-cell table:formula="of:=IF(LOWER([.O4])=&quot;e&quot;;[.N24]+1;[.N24])" office:value-type="float" office:value="2">
            <text:p>2</text:p>
          </table:table-cell>
          <table:table-cell table:formula="of:=IF(LOWER([.P4])=&quot;e&quot;;[.O24]+1;[.O24])" office:value-type="float" office:value="2">
            <text:p>2</text:p>
          </table:table-cell>
          <table:table-cell table:formula="of:=IF(LOWER([.Q4])=&quot;e&quot;;[.P24]+1;[.P24])" office:value-type="float" office:value="2">
            <text:p>2</text:p>
          </table:table-cell>
          <table:table-cell table:formula="of:=IF(LOWER([.R4])=&quot;e&quot;;[.Q24]+1;[.Q24])" office:value-type="float" office:value="2">
            <text:p>2</text:p>
          </table:table-cell>
          <table:table-cell table:formula="of:=IF(LOWER([.S4])=&quot;e&quot;;[.R24]+1;[.R24])" office:value-type="float" office:value="2">
            <text:p>2</text:p>
          </table:table-cell>
          <table:table-cell table:formula="of:=IF(LOWER([.T4])=&quot;e&quot;;[.S24]+1;[.S24])" office:value-type="float" office:value="2">
            <text:p>2</text:p>
          </table:table-cell>
          <table:table-cell table:formula="of:=IF(LOWER([.U4])=&quot;e&quot;;[.T24]+1;[.T24])" office:value-type="float" office:value="2">
            <text:p>2</text:p>
          </table:table-cell>
          <table:table-cell table:formula="of:=IF(LOWER([.V4])=&quot;e&quot;;[.U24]+1;[.U24])" office:value-type="float" office:value="2">
            <text:p>2</text:p>
          </table:table-cell>
          <table:table-cell table:formula="of:=IF(LOWER([.W4])=&quot;e&quot;;[.V24]+1;[.V24])" office:value-type="float" office:value="2">
            <text:p>2</text:p>
          </table:table-cell>
          <table:table-cell table:formula="of:=IF(LOWER([.X4])=&quot;e&quot;;[.W24]+1;[.W24])" office:value-type="float" office:value="2">
            <text:p>2</text:p>
          </table:table-cell>
          <table:table-cell table:formula="of:=IF(LOWER([.Y4])=&quot;e&quot;;[.X24]+1;[.X24])" office:value-type="float" office:value="2">
            <text:p>2</text:p>
          </table:table-cell>
          <table:table-cell table:formula="of:=IF([.S24]&gt;1;([.S2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2">
            <text:p>2</text:p>
          </table:table-cell>
          <table:table-cell table:formula="of:=SUM([.L22:.L26])" office:value-type="float" office:value="2">
            <text:p>2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-10">
            <text:p>-1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Shaylynn Peters">
            <text:p>Shaylyn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atalie Funk">
            <text:p>Natalie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Cassidy Wurtz">
            <text:p>Cassidy Wurtz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Jalyna Neudorf">
            <text:p>Jalyna Neudorf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-10">
            <text:p>-1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30">
            <text:p>3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30">
            <text:p>30</text:p>
          </table:table-cell>
          <table:table-cell table:formula="of:=[.K42]+[.L41]" office:value-type="float" office:value="30">
            <text:p>30</text:p>
          </table:table-cell>
          <table:table-cell table:formula="of:=[.L42]+[.M41]" office:value-type="float" office:value="30">
            <text:p>30</text:p>
          </table:table-cell>
          <table:table-cell table:formula="of:=[.M42]+[.N41]" office:value-type="float" office:value="30">
            <text:p>30</text:p>
          </table:table-cell>
          <table:table-cell table:formula="of:=[.N42]+[.O41]" office:value-type="float" office:value="30">
            <text:p>30</text:p>
          </table:table-cell>
          <table:table-cell table:formula="of:=[.O42]+[.P41]" office:value-type="float" office:value="30">
            <text:p>30</text:p>
          </table:table-cell>
          <table:table-cell table:formula="of:=[.P42]+[.Q41]" office:value-type="float" office:value="30">
            <text:p>30</text:p>
          </table:table-cell>
          <table:table-cell table:formula="of:=[.Q42]+[.R41]" office:value-type="float" office:value="50">
            <text:p>5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80">
            <text:p>8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true">
            <text:p>TRU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Outlook 1">
            <text:p>Outlook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na Hein ">
            <text:p>Ana Hein </text:p>
          </table:table-cell>
          <table:table-cell table:style-name="ce77" table:formula="of:=[.S61]*20+[.Z61]+[.Z73]+[.Z83]" office:value-type="float" office:value="70">
            <text:p>7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 office:value-type="string" office:string-value="c">
            <text:p>c</text:p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 office:value-type="string" office:string-value="c">
            <text:p>c</text:p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 office:value-type="string" office:string-value="b">
            <text:p>b</text:p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Nitasha Gibson">
            <text:p>Nitasha Gibso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eff SAados">
            <text:p>Jeff SAados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1">
            <text:p>1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 office:value-type="string" office:string-value="e">
            <text:p>e</text:p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 office:value-type="float" office:value="90">
            <text:p>9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110">
            <text:p>11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100">
            <text:p>10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1">
            <text:p>1</text:p>
          </table:table-cell>
          <table:table-cell table:formula="of:=IF(LOWER([.G53])=&quot;c&quot;;[.F61]+1;[.F61])" office:value-type="float" office:value="1">
            <text:p>1</text:p>
          </table:table-cell>
          <table:table-cell table:formula="of:=IF(LOWER([.H53])=&quot;c&quot;;[.G61]+1;[.G61])" office:value-type="float" office:value="2">
            <text:p>2</text:p>
          </table:table-cell>
          <table:table-cell table:formula="of:=IF(LOWER([.I53])=&quot;c&quot;;[.H61]+1;[.H61])" office:value-type="float" office:value="3">
            <text:p>3</text:p>
          </table:table-cell>
          <table:table-cell table:formula="of:=IF(LOWER([.J53])=&quot;c&quot;;[.I61]+1;[.I61])" office:value-type="float" office:value="3">
            <text:p>3</text:p>
          </table:table-cell>
          <table:table-cell table:formula="of:=IF(LOWER([.K53])=&quot;c&quot;;[.J61]+1;[.J61])" office:value-type="float" office:value="3">
            <text:p>3</text:p>
          </table:table-cell>
          <table:table-cell table:formula="of:=IF(LOWER([.L53])=&quot;c&quot;;[.K61]+1;[.K61])" office:value-type="float" office:value="3">
            <text:p>3</text:p>
          </table:table-cell>
          <table:table-cell table:formula="of:=IF(LOWER([.M53])=&quot;c&quot;;[.L61]+1;[.L61])" office:value-type="float" office:value="3">
            <text:p>3</text:p>
          </table:table-cell>
          <table:table-cell table:formula="of:=IF(LOWER([.N53])=&quot;c&quot;;[.M61]+1;[.M61])" office:value-type="float" office:value="3">
            <text:p>3</text:p>
          </table:table-cell>
          <table:table-cell table:formula="of:=IF(LOWER([.O53])=&quot;c&quot;;[.N61]+1;[.N61])" office:value-type="float" office:value="3">
            <text:p>3</text:p>
          </table:table-cell>
          <table:table-cell table:formula="of:=IF(LOWER([.P53])=&quot;c&quot;;[.O61]+1;[.O61])" office:value-type="float" office:value="3">
            <text:p>3</text:p>
          </table:table-cell>
          <table:table-cell table:formula="of:=IF(LOWER([.Q53])=&quot;c&quot;;[.P61]+1;[.P61])" office:value-type="float" office:value="3">
            <text:p>3</text:p>
          </table:table-cell>
          <table:table-cell table:formula="of:=IF(LOWER([.R53])=&quot;c&quot;;[.Q61]+1;[.Q61])" office:value-type="float" office:value="3">
            <text:p>3</text:p>
          </table:table-cell>
          <table:table-cell table:formula="of:=IF(LOWER([.S53])=&quot;c&quot;;[.R61]+1;[.R61])" office:value-type="float" office:value="3">
            <text:p>3</text:p>
          </table:table-cell>
          <table:table-cell table:formula="of:=IF(LOWER([.T53])=&quot;c&quot;;[.S61]+1;[.S61])" office:value-type="float" office:value="3">
            <text:p>3</text:p>
          </table:table-cell>
          <table:table-cell table:formula="of:=IF(LOWER([.U53])=&quot;c&quot;;[.T61]+1;[.T61])" office:value-type="float" office:value="3">
            <text:p>3</text:p>
          </table:table-cell>
          <table:table-cell table:formula="of:=IF(LOWER([.V53])=&quot;c&quot;;[.U61]+1;[.U61])" office:value-type="float" office:value="3">
            <text:p>3</text:p>
          </table:table-cell>
          <table:table-cell table:formula="of:=IF(LOWER([.W53])=&quot;c&quot;;[.V61]+1;[.V61])" office:value-type="float" office:value="3">
            <text:p>3</text:p>
          </table:table-cell>
          <table:table-cell table:formula="of:=IF(LOWER([.X53])=&quot;c&quot;;[.W61]+1;[.W61])" office:value-type="float" office:value="3">
            <text:p>3</text:p>
          </table:table-cell>
          <table:table-cell table:formula="of:=IF(LOWER([.Y53])=&quot;c&quot;;[.X61]+1;[.X61])" office:value-type="float" office:value="3">
            <text:p>3</text:p>
          </table:table-cell>
          <table:table-cell table:formula="of:=IF(AND([.S61]=3;[.S73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3">
            <text:p>3</text:p>
          </table:table-cell>
          <table:table-cell table:formula="of:=SUM([.N61:.N65])" office:value-type="float" office:value="3">
            <text:p>3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3">
            <text:p>3</text:p>
          </table:table-cell>
          <table:table-cell table:formula="of:=SUM([.Q61:.Q65])" office:value-type="float" office:value="3">
            <text:p>3</text:p>
          </table:table-cell>
          <table:table-cell table:formula="of:=SUM([.R61:.R65])" office:value-type="float" office:value="3">
            <text:p>3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10">
            <text:p>1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0">
            <text:p>0</text:p>
          </table:table-cell>
          <table:table-cell table:formula="of:=SUM([.Q73:.Q77])" office:value-type="float" office:value="0">
            <text:p>0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30">
            <text:p>3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90">
            <text:p>90</text:p>
          </table:table-cell>
          <table:table-cell table:formula="of:=[.I93]+[.J92]" office:value-type="float" office:value="90">
            <text:p>90</text:p>
          </table:table-cell>
          <table:table-cell table:formula="of:=[.J93]+[.K92]" office:value-type="float" office:value="90">
            <text:p>90</text:p>
          </table:table-cell>
          <table:table-cell table:formula="of:=[.K93]+[.L92]" office:value-type="float" office:value="110">
            <text:p>11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10">
            <text:p>11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00">
            <text:p>100</text:p>
          </table:table-cell>
          <table:table-cell table:formula="of:=[.R93]+[.S92]" office:value-type="float" office:value="100">
            <text:p>100</text:p>
          </table:table-cell>
          <table:table-cell table:formula="of:=[.S93]+[.T92]" office:value-type="float" office:value="100">
            <text:p>100</text:p>
          </table:table-cell>
          <table:table-cell table:formula="of:=[.T93]+[.U92]" office:value-type="float" office:value="100">
            <text:p>100</text:p>
          </table:table-cell>
          <table:table-cell table:formula="of:=[.U93]+[.V92]" office:value-type="float" office:value="100">
            <text:p>100</text:p>
          </table:table-cell>
          <table:table-cell table:formula="of:=[.V93]+[.W92]" office:value-type="float" office:value="100">
            <text:p>100</text:p>
          </table:table-cell>
          <table:table-cell table:formula="of:=[.W93]+[.X92]" office:value-type="float" office:value="100">
            <text:p>100</text:p>
          </table:table-cell>
          <table:table-cell table:formula="of:=[.X93]+[.Y92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true">
            <text:p>TRU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Erindale 1">
            <text:p>Erindale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cob Heppner">
            <text:p>Jacob Heppner</text:p>
          </table:table-cell>
          <table:table-cell table:style-name="ce77" table:formula="of:=[.S112]*20+[.Z112]+[.Z124]+[.Z134]" office:value-type="float" office:value="-20">
            <text:p>-20</text:p>
          </table:table-cell>
          <table:table-cell table:style-name="ce77" table:formula="of:=[.S124]" office:value-type="float" office:value="3">
            <text:p>3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e">
            <text:p>e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 office:value-type="string" office:string-value="e">
            <text:p>e</text:p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e">
            <text:p>e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Willem Hettinga">
            <text:p>Willem Hettinga</text:p>
          </table:table-cell>
          <table:table-cell table:style-name="ce77" table:formula="of:=[.S113]*20+[.Z113]+[.Z125]+[.Z135]" office:value-type="float" office:value="70">
            <text:p>7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c">
            <text:p>c</text:p>
          </table:table-cell>
          <table:table-cell table:style-name="ce78" table:formula="of:=IF([Quiz.M23]=0;&quot;&quot;;[Quiz.M23])" office:value-type="string" office:string-value="c">
            <text:p>c</text:p>
          </table:table-cell>
          <table:table-cell table:style-name="ce78" table:formula="of:=IF([Quiz.N23]=0;&quot;&quot;;[Quiz.N23])" office:value-type="string" office:string-value="c">
            <text:p>c</text:p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Hudson Willems">
            <text:p>Hudson Willems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40">
            <text:p>40</text:p>
          </table:table-cell>
          <table:table-cell table:style-name="ce78" table:formula="of:=IF([.N143]=0;&quot;&quot;;[.N144])" office:value-type="float" office:value="60">
            <text:p>60</text:p>
          </table:table-cell>
          <table:table-cell table:style-name="ce78" table:formula="of:=IF([.O143]=0;&quot;&quot;;[.O144])" office:value-type="float" office:value="90">
            <text:p>9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80">
            <text:p>8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70">
            <text:p>7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3">
            <text:p>3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10">
            <text:p>1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2">
            <text:p>2</text:p>
          </table:table-cell>
          <table:table-cell table:formula="of:=IF(LOWER([.R104])=&quot;e&quot;;[.Q124]+1;[.Q124])" office:value-type="float" office:value="2">
            <text:p>2</text:p>
          </table:table-cell>
          <table:table-cell table:formula="of:=IF(LOWER([.S104])=&quot;e&quot;;[.R124]+1;[.R124])" office:value-type="float" office:value="3">
            <text:p>3</text:p>
          </table:table-cell>
          <table:table-cell table:formula="of:=IF(LOWER([.T104])=&quot;e&quot;;[.S124]+1;[.S124])" office:value-type="float" office:value="3">
            <text:p>3</text:p>
          </table:table-cell>
          <table:table-cell table:formula="of:=IF(LOWER([.U104])=&quot;e&quot;;[.T124]+1;[.T124])" office:value-type="float" office:value="3">
            <text:p>3</text:p>
          </table:table-cell>
          <table:table-cell table:formula="of:=IF(LOWER([.V104])=&quot;e&quot;;[.U124]+1;[.U124])" office:value-type="float" office:value="3">
            <text:p>3</text:p>
          </table:table-cell>
          <table:table-cell table:formula="of:=IF(LOWER([.W104])=&quot;e&quot;;[.V124]+1;[.V124])" office:value-type="float" office:value="3">
            <text:p>3</text:p>
          </table:table-cell>
          <table:table-cell table:formula="of:=IF(LOWER([.X104])=&quot;e&quot;;[.W124]+1;[.W124])" office:value-type="float" office:value="3">
            <text:p>3</text:p>
          </table:table-cell>
          <table:table-cell table:formula="of:=IF(LOWER([.Y104])=&quot;e&quot;;[.X124]+1;[.X124])" office:value-type="float" office:value="3">
            <text:p>3</text:p>
          </table:table-cell>
          <table:table-cell table:formula="of:=IF([.S124]&gt;1;([.S124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cob Heppner">
            <text:p>Jacob Heppn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llem Hettinga">
            <text:p>Willem Hett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Hudson Willems">
            <text:p>Hudson Wille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30">
            <text:p>3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-1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70">
            <text:p>70</text:p>
          </table:table-cell>
          <table:table-cell table:formula="of:=[.S144]+[.T143]" office:value-type="float" office:value="70">
            <text:p>70</text:p>
          </table:table-cell>
          <table:table-cell table:formula="of:=[.T144]+[.U143]" office:value-type="float" office:value="70">
            <text:p>70</text:p>
          </table:table-cell>
          <table:table-cell table:formula="of:=[.U144]+[.V143]" office:value-type="float" office:value="70">
            <text:p>70</text:p>
          </table:table-cell>
          <table:table-cell table:formula="of:=[.V144]+[.W143]" office:value-type="float" office:value="70">
            <text:p>70</text:p>
          </table:table-cell>
          <table:table-cell table:formula="of:=[.W144]+[.X143]" office:value-type="float" office:value="70">
            <text:p>70</text:p>
          </table:table-cell>
          <table:table-cell table:formula="of:=[.X144]+[.Y143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true">
            <text:p>TRU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5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14:49.89</meta:creation-date>
    <meta:editing-duration>PT4M15S</meta:editing-duration>
    <meta:editing-cycles>2</meta:editing-cycles>
    <meta:generator>OpenOffice/4.1.4$Win32 OpenOffice.org_project/414m5$Build-9788</meta:generator>
    <meta:initial-creator>Conrad Hein</meta:initial-creator>
    <dc:date>2018-11-10T15:34:35.43</dc:date>
    <dc:creator>Conrad Hein</dc:creator>
    <meta:document-statistic meta:table-count="5" meta:cell-count="4547" meta:object-count="0"/>
  </office:meta>
</office:document-meta>
</file>